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3" style:family="table">
      <style:table-properties style:width="15.893cm" table:align="left" style:writing-mode="lr-tb"/>
    </style:style>
    <style:style style:name="Taula3.A" style:family="table-column">
      <style:table-column-properties style:column-width="4.958cm"/>
    </style:style>
    <style:style style:name="Taula3.B" style:family="table-column">
      <style:table-column-properties style:column-width="6.897cm"/>
    </style:style>
    <style:style style:name="Taula3.C" style:family="table-column">
      <style:table-column-properties style:column-width="4.038cm"/>
    </style:style>
    <style:style style:name="Taula3.1" style:family="table-row">
      <style:table-row-properties fo:keep-together="always"/>
    </style:style>
    <style:style style:name="Taula3.A1.1" style:family="table-column">
      <style:table-column-properties style:column-width="1.305cm"/>
    </style:style>
    <style:style style:name="Taula3.A1.2" style:family="table-column">
      <style:table-column-properties style:column-width="3.653cm"/>
    </style:style>
    <style:style style:name="Taula3.A1.1.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ula3.A1.2.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3.A1.2" style:family="table-row">
      <style:table-row-properties style:min-row-height="0.568cm" fo:keep-together="always"/>
    </style:style>
    <style:style style:name="Taula3.A1.1.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ula3.A1.3" style:family="table-row">
      <style:table-row-properties style:min-row-height="0.695cm" fo:keep-together="always"/>
    </style:style>
    <style:style style:name="Taula3.A1.1.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B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.1" style:family="table-row">
      <style:table-row-properties style:min-row-height="0.9cm" fo:keep-together="always"/>
    </style:style>
    <style:style style:name="Taula3.C1.1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C1.2" style:family="table-row">
      <style:table-row-properties style:min-row-height="0.609cm" fo:keep-together="always"/>
    </style:style>
    <style:style style:name="Taula3.C1.1.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 style:snap-to-layout-grid="false"/>
      <style:text-properties officeooo:paragraph-rsid="0008bb29"/>
    </style:style>
    <style:style style:name="P2" style:family="paragraph" style:parent-style-name="Header">
      <style:text-properties fo:font-size="8pt" officeooo:paragraph-rsid="0008bb29" style:font-size-asian="8pt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14pt" fo:font-weight="bold" officeooo:paragraph-rsid="0008bb29" style:font-size-asian="14pt" style:font-weight-asian="bold" style:font-size-complex="14pt" style:font-weight-complex="bold"/>
    </style:style>
    <style:style style:name="P4" style:family="paragraph" style:parent-style-name="Header">
      <style:paragraph-properties fo:text-align="center" style:justify-single-word="false" style:snap-to-layout-grid="false"/>
      <style:text-properties fo:font-weight="bold" officeooo:paragraph-rsid="0008bb29" style:font-weight-asian="bold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fo:font-weight="bold" officeooo:rsid="000072d1" officeooo:paragraph-rsid="0008bb29" style:font-weight-asian="bold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language="fr" fo:country="FR" fo:font-weight="bold" officeooo:paragraph-rsid="0008bb29" style:font-weight-asian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9pt" officeooo:rsid="00154876" officeooo:paragraph-rsid="0008bb29" style:font-size-asian="9pt" style:font-weight-complex="bold"/>
    </style:style>
    <style:style style:name="P8" style:family="paragraph" style:parent-style-name="Standard">
      <style:paragraph-properties style:snap-to-layout-grid="false"/>
      <style:text-properties fo:font-size="8pt" officeooo:paragraph-rsid="0008bb29" style:font-size-asian="8pt"/>
    </style:style>
    <style:style style:name="P9" style:family="paragraph" style:parent-style-name="Standard">
      <style:paragraph-properties fo:text-align="center" style:justify-single-word="false" style:snap-to-layout-grid="false"/>
      <style:text-properties officeooo:paragraph-rsid="0008bb29"/>
    </style:style>
    <style:style style:name="P10" style:family="paragraph" style:parent-style-name="Text_20_body">
      <style:text-properties officeooo:rsid="0008bb29" officeooo:paragraph-rsid="0008bb29"/>
    </style:style>
    <style:style style:name="P11" style:family="paragraph" style:parent-style-name="Text_20_body">
      <style:text-properties officeooo:rsid="0008bb29" officeooo:paragraph-rsid="0008bb29"/>
    </style:style>
    <style:style style:name="P12" style:family="paragraph" style:parent-style-name="Text_20_body" style:list-style-name="L1">
      <style:paragraph-properties fo:line-height="150%" fo:text-align="start" style:justify-single-word="false" style:shadow="none"/>
      <style:text-properties fo:color="#000000" style:font-name="Times New Roman" fo:font-size="12pt" fo:language="zxx" fo:country="none" fo:font-style="normal" style:text-underline-style="none" fo:font-weight="normal" officeooo:rsid="0008bb29" officeooo:paragraph-rsid="0008bb29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/>
    </style:style>
    <style:style style:name="P13" style:family="paragraph" style:parent-style-name="Text_20_body" style:list-style-name="L1">
      <style:paragraph-properties fo:line-height="150%" fo:text-align="start" style:justify-single-word="false" style:shadow="none"/>
      <style:text-properties fo:color="#000000" style:font-name="Times New Roman" fo:font-size="12pt" fo:language="zxx" fo:country="none" fo:font-style="normal" style:text-underline-style="none" fo:font-weight="normal" officeooo:rsid="0008bb29" officeooo:paragraph-rsid="000a4c8e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/>
    </style:style>
    <style:style style:name="P14" style:family="paragraph" style:parent-style-name="Text_20_body">
      <style:paragraph-properties fo:line-height="150%" fo:text-align="start" style:justify-single-word="false" style:shadow="none"/>
      <style:text-properties fo:color="#000000" style:font-name="Times New Roman" fo:font-size="12pt" fo:language="zxx" fo:country="none" fo:font-style="normal" style:text-underline-style="none" fo:font-weight="bold" officeooo:rsid="0008bb29" officeooo:paragraph-rsid="0008bb29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/>
    </style:style>
    <style:style style:name="P15" style:family="paragraph" style:parent-style-name="Heading_20_4">
      <style:paragraph-properties fo:text-align="center" style:justify-single-word="false" style:snap-to-layout-grid="false"/>
      <style:text-properties fo:font-size="8pt" fo:language="fr" fo:country="FR" officeooo:paragraph-rsid="0008bb29" style:font-size-asian="8pt" style:font-name-complex="Arial" style:font-style-complex="italic"/>
    </style:style>
    <style:style style:name="T1" style:family="text">
      <style:text-properties officeooo:rsid="0003f6a4"/>
    </style:style>
    <style:style style:name="T2" style:family="text">
      <style:text-properties officeooo:rsid="0008bb29"/>
    </style:style>
    <style:style style:name="T3" style:family="text">
      <style:text-properties fo:font-size="9pt" fo:language="fr" fo:country="FR" fo:font-weight="bold" style:font-size-asian="9pt" style:font-weight-asian="bold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officeooo:rsid="000072d1"/>
    </style:style>
    <style:style style:name="T6" style:family="text">
      <style:text-properties fo:font-size="10pt" fo:language="fr" fo:country="FR" style:font-size-asian="10pt" style:font-name-complex="Arial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0a4c8e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897cm" draw:visible-area-height="1.003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>
            <table:table table:is-sub-table="true">
              <table:table-column table:style-name="Taula3.A1.1"/>
              <table:table-column table:style-name="Taula3.A1.2"/>
              <table:table-row table:style-name="Taula3.1">
                <table:table-cell table:style-name="Taula3.A1.1.1" office:value-type="string">
                  <text:p text:style-name="P1"><draw:frame draw:style-name="fr1" draw:name="Objecte1" text:anchor-type="as-char" svg:width="0.848cm" svg:height="0.954cm" draw:z-index="0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          </table:table-cell>
                <table:table-cell table:style-name="Taula3.A1.2.1" office:value-type="string">
                  <text:p text:style-name="P8">Generalitat de Catalunya</text:p>
                  <text:p text:style-name="P2">Departament d’Educació</text:p>
                </table:table-cell>
              </table:table-row>
              <table:table-row table:style-name="Taula3.A1.2">
                <table:table-cell table:style-name="Taula3.A1.1.2" table:number-columns-spanned="2" office:value-type="string">
                  <text:h text:style-name="P15" text:outline-level="4">IES Nicolau Copèrnic</text:h>
                </table:table-cell>
                <table:covered-table-cell/>
              </table:table-row>
              <table:table-row table:style-name="Taula3.A1.3">
                <table:table-cell table:style-name="Taula3.A1.1.3" table:number-columns-spanned="2" office:value-type="string">
                  <text:p text:style-name="P1"><text:span text:style-name="T3">Departament d’i</text:span><text:span text:style-name="T4">nformàtica</text:span></text:p>
                </table:table-cell>
                <table:covered-table-cell/>
              </table:table-row>
            </table:table>
          </table:table-cell>
          <table:table-cell table:style-name="Taula3.B1" office:value-type="string">
            <text:p text:style-name="P3"/>
            <text:p text:style-name="P4">UF2 – <text:span text:style-name="T5">XSLT 4</text:span></text:p>
            <text:p text:style-name="P5"/>
          </table:table-cell>
          <table:table-cell>
            <table:table table:is-sub-table="true">
              <table:table-column table:style-name="Taula3.C"/>
              <table:table-row table:style-name="Taula3.C1.1">
                <table:table-cell table:style-name="Taula3.C1.1.1" office:value-type="string">
                  <text:p text:style-name="P6">ASIX – Mòdul M04</text:p>
                </table:table-cell>
              </table:table-row>
              <table:table-row table:style-name="Taula3.C1.2">
                <table:table-cell table:style-name="Taula3.C1.1.2" office:value-type="string">
                  <text:p text:style-name="P9"><text:span text:style-name="T6">Pàgina </text:span><text:span text:style-name="T6"><text:page-number text:select-page="current">1</text:page-number></text:span><text:span text:style-name="T6"> de </text:span><text:span text:style-name="T6"><text:page-count style:num-format="1">2</text:page-count></text:span></text:p>
                </table:table-cell>
              </table:table-row>
              <table:table-row table:style-name="Taula3.1">
                <table:table-cell table:style-name="Taula3.C1.1.2" office:value-type="string">
                  <text:p text:style-name="P7"/>
                </table:table-cell>
              </table:table-row>
            </table:table>
          </table:table-cell>
        </table:table-row>
      </table:table>
      <text:p text:style-name="Subtitle">XSLT: <text:span text:style-name="T1">Exercicis amb funcions</text:span></text:p>
      <text:p text:style-name="Text_20_body"/>
      <text:p text:style-name="Text_20_body">A partir del fitxer "futbol.xml", <text:span text:style-name="T2">digues quin codi </text:span>XSLT <text:span text:style-name="T2">(el qual haurà d'utilitzar </text:span>funcions de Xpath<text:span text:style-name="T2">) utilitzaries per visualitzar cadascuna de les </text:span>següents informacions en un navegador.</text:p>
      <text:p text:style-name="P10">1) Quants partits han jugat els Vermells?</text:p>
      <text:p text:style-name="P10"/>
      <text:p text:style-name="P10"/>
      <text:p text:style-name="P10">2) Quins partits han jugat a casa els Blancs?</text:p>
      <text:p text:style-name="P10"/>
      <text:p text:style-name="P10"/>
      <text:p text:style-name="P10">3) Quants jugadors han marcat gols abans de la mitja part (minut 45) tot jugant com a locals?</text:p>
      <text:p text:style-name="P10"/>
      <text:p text:style-name="P10"/>
      <text:p text:style-name="P10">4) Quants partits en els quals jugaven els Blancs han quedat empatats?</text:p>
      <text:p text:style-name="P10"/>
      <text:p text:style-name="P10"/>
      <text:p text:style-name="P10">5) En quines jornades els Verds han jugat a casa?</text:p>
      <text:p text:style-name="P10"/>
      <text:p text:style-name="P10"/>
      <text:p text:style-name="P10">6) En quina jornada s’han fet més gols?</text:p>
      <text:p text:style-name="P10"/>
      <text:p text:style-name="P10"/>
      <text:p text:style-name="P10">7) Quina és la mitjana de gols per partit dels Vermells?</text:p>
      <text:p text:style-name="P10"/>
      <text:p text:style-name="P10"/>
      <text:p text:style-name="P10">8) Quants punts han fet els Blaus?</text:p>
      <text:p text:style-name="P10"/>
      <text:p text:style-name="P10"/>
      <text:p text:style-name="P14">Instruccions de lliurament:</text:p>
      <text:list xml:id="list2092174053708529572" text:style-name="L1">
        <text:list-item>
          <text:p text:style-name="P13">Responeu <text:span text:style-name="T7">dins cada pregunta</text:span> el codi XSLT per tal de mostrar per pantalla el que allà es demana; <text:span text:style-name="T8">no cal incloure tota la plantilla sino més aviat les línies clau que generen el contingut demanat.</text:span></text:p>
        </text:list-item>
        <text:list-item>
          <text:p text:style-name="P13"><text:soft-page-break/><text:span text:style-name="T8">A</text:span>quest fitxer <text:span text:style-name="T8">s'ha de pujar </text:span>a l'apartat d'entrega <text:span text:style-name="T8">habilitat </text:span>al moodle.</text:p>
        </text:list-item>
        <text:list-item>
          <text:p text:style-name="P12">L'arxiu xml <text:span text:style-name="T7">no</text:span> s'entreg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0pt" fo:font-weight="bold" style:font-size-asian="10pt" style:font-weight-asian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2M29S</meta:editing-duration>
    <meta:editing-cycles>89</meta:editing-cycles>
    <meta:generator>LibreOffice/5.1.2.2$Windows_X86_64 LibreOffice_project/d3bf12ecb743fc0d20e0be0c58ca359301eb705f</meta:generator>
    <dc:date>2017-04-18T19:56:55.055000000</dc:date>
    <meta:document-statistic meta:table-count="1" meta:image-count="0" meta:object-count="1" meta:page-count="2" meta:paragraph-count="22" meta:word-count="189" meta:character-count="1092" meta:non-whitespace-character-count="925"/>
    <meta:user-defined meta:name="Info 1"/>
    <meta:user-defined meta:name="Info 2"/>
    <meta:user-defined meta:name="Info 3"/>
    <meta:user-defined meta:name="Info 4"/>
  </office:meta>
</office:document-meta>
</file>